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81pt"/>
    </style:style>
    <style:style style:name="co3" style:family="table-column">
      <style:table-column-properties fo:break-before="auto" style:column-width="73.19pt"/>
    </style:style>
    <style:style style:name="co4" style:family="table-column">
      <style:table-column-properties fo:break-before="auto" style:column-width="73.25pt"/>
    </style:style>
    <style:style style:name="co5" style:family="table-column">
      <style:table-column-properties fo:break-before="auto" style:column-width="130.99pt"/>
    </style:style>
    <style:style style:name="co6" style:family="table-column">
      <style:table-column-properties fo:break-before="auto" style:column-width="60.86pt"/>
    </style:style>
    <style:style style:name="co7" style:family="table-column">
      <style:table-column-properties fo:break-before="auto" style:column-width="58.34pt"/>
    </style:style>
    <style:style style:name="co8" style:family="table-column">
      <style:table-column-properties fo:break-before="auto" style:column-width="83.2pt"/>
    </style:style>
    <style:style style:name="co9" style:family="table-column">
      <style:table-column-properties fo:break-before="auto" style:column-width="101.79pt"/>
    </style:style>
    <style:style style:name="co10" style:family="table-column">
      <style:table-column-properties fo:break-before="auto" style:column-width="72.06pt"/>
    </style:style>
    <style:style style:name="co11" style:family="table-column">
      <style:table-column-properties fo:break-before="auto" style:column-width="71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3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oordinates" table:style-name="ta1">
        <table:shapes>
          <draw:frame draw:z-index="0" draw:style-name="gr1" draw:text-style-name="P1" svg:width="389.59pt" svg:height="451.02pt" svg:x="367.23pt" svg:y="7.97pt">
            <loext:p draw:notify-on-update-of-ranges="Coordinates.D2:Coordinates.D2 Coordinates.C2:Coordinates.C2 Coordinates.D3:Coordinates.D7 Coordinates.C3:Coordinates.C7 Coordinates.D8:Coordinates.D12 Coordinates.C8:Coordinates.C12 Coordinates.B20:Coordinates.B26 Coordinates.A20:Coordinates.A26 Coordinates.B29:Coordinates.B35 Coordinates.A29:Coordinates.A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4"/>
        <table:table-column table:style-name="co1" table:default-cell-style-name="ce6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el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</table:table-row>
        <table:table-row table:style-name="ro1">
          <table:table-cell table:style-name="ce2" office:value-type="string" calcext:value-type="string">
            <text:p>Engine</text:p>
          </table:table-cell>
          <table:table-cell table:style-name="ce2" office:value-type="string" calcext:value-type="string">
            <text:p>Both</text:p>
          </table:table-cell>
          <table:table-cell table:style-name="ce5" table:formula="of:=20-18+5/8" office:value-type="float" office:value="2.625" calcext:value-type="float">
            <text:p>2.625</text:p>
          </table:table-cell>
          <table:table-cell table:style-name="ce5" office:value-type="float" office:value="0" calcext:value-type="float">
            <text:p>0.000</text:p>
          </table:table-cell>
          <table:table-cell/>
        </table:table-row>
        <table:table-row table:style-name="ro1">
          <table:table-cell table:style-name="ce2" office:value-type="string" calcext:value-type="string">
            <text:p>Rotor 1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-(63+7/8)/2" office:value-type="float" office:value="-31.9375" calcext:value-type="float">
            <text:p>-31.938</text:p>
          </table:table-cell>
          <table:table-cell table:style-name="ce5" table:formula="of:=-(52+3/4)/2" office:value-type="float" office:value="-26.375" calcext:value-type="float">
            <text:p>-26.375</text:p>
          </table:table-cell>
          <table:table-cell/>
        </table:table-row>
        <table:table-row table:style-name="ro1">
          <table:table-cell table:style-name="ce2" office:value-type="string" calcext:value-type="string">
            <text:p>Rotor 2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(63+7/8)/2" office:value-type="float" office:value="31.9375" calcext:value-type="float">
            <text:p>31.938</text:p>
          </table:table-cell>
          <table:table-cell table:style-name="ce5" table:formula="of:=-(52+3/4)/2" office:value-type="float" office:value="-26.375" calcext:value-type="float">
            <text:p>-26.375</text:p>
          </table:table-cell>
          <table:table-cell/>
        </table:table-row>
        <table:table-row table:style-name="ro1">
          <table:table-cell table:style-name="ce2" office:value-type="string" calcext:value-type="string">
            <text:p>Idler 1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-20+10.25" office:value-type="float" office:value="-9.75" calcext:value-type="float">
            <text:p>-9.750</text:p>
          </table:table-cell>
          <table:table-cell table:style-name="ce5" office:value-type="float" office:value="-13" calcext:value-type="float">
            <text:p>-13.000</text:p>
          </table:table-cell>
          <table:table-cell/>
        </table:table-row>
        <table:table-row table:style-name="ro1">
          <table:table-cell table:style-name="ce2" office:value-type="string" calcext:value-type="string">
            <text:p>Idler 2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20-9" office:value-type="float" office:value="11" calcext:value-type="float">
            <text:p>11.000</text:p>
          </table:table-cell>
          <table:table-cell table:style-name="ce5" table:formula="of:=-12.25" office:value-type="float" office:value="-12.25" calcext:value-type="float">
            <text:p>-12.250</text:p>
          </table:table-cell>
          <table:table-cell/>
        </table:table-row>
        <table:table-row table:style-name="ro1">
          <table:table-cell table:style-name="ce2" office:value-type="string" calcext:value-type="string">
            <text:p>Tensioner 1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-20+7+7/8" office:value-type="float" office:value="-12.125" calcext:value-type="float">
            <text:p>-12.125</text:p>
          </table:table-cell>
          <table:table-cell table:style-name="ce5" table:formula="of:=-15.25+6" office:value-type="float" office:value="-9.25" calcext:value-type="float">
            <text:p>-9.250</text:p>
          </table:table-cell>
          <table:table-cell/>
        </table:table-row>
        <table:table-row table:style-name="ro1">
          <table:table-cell table:style-name="ce2" office:value-type="string" calcext:value-type="string">
            <text:p>Rotor 3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(63+7/8)/2" office:value-type="float" office:value="31.9375" calcext:value-type="float">
            <text:p>31.938</text:p>
          </table:table-cell>
          <table:table-cell table:style-name="ce5" table:formula="of:=(52+3/4)/2" office:value-type="float" office:value="26.375" calcext:value-type="float">
            <text:p>26.375</text:p>
          </table:table-cell>
          <table:table-cell/>
        </table:table-row>
        <table:table-row table:style-name="ro1">
          <table:table-cell table:style-name="ce2" office:value-type="string" calcext:value-type="string">
            <text:p>Rotor 4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-(63+7/8)/2" office:value-type="float" office:value="-31.9375" calcext:value-type="float">
            <text:p>-31.938</text:p>
          </table:table-cell>
          <table:table-cell table:style-name="ce5" table:formula="of:=(52+3/4)/2" office:value-type="float" office:value="26.375" calcext:value-type="float">
            <text:p>26.375</text:p>
          </table:table-cell>
          <table:table-cell/>
        </table:table-row>
        <table:table-row table:style-name="ro1">
          <table:table-cell table:style-name="ce2" office:value-type="string" calcext:value-type="string">
            <text:p>Idler 3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20-19.5" office:value-type="float" office:value="0.5" calcext:value-type="float">
            <text:p>0.500</text:p>
          </table:table-cell>
          <table:table-cell table:style-name="ce5" table:formula="of:=-15.25+(8+3/8)" office:value-type="float" office:value="-6.875" calcext:value-type="float">
            <text:p>-6.875</text:p>
          </table:table-cell>
          <table:table-cell/>
        </table:table-row>
        <table:table-row table:style-name="ro1">
          <table:table-cell table:style-name="ce2" office:value-type="string" calcext:value-type="string">
            <text:p>Idler 4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20-(26+3/8)" office:value-type="float" office:value="-6.375" calcext:value-type="float">
            <text:p>-6.375</text:p>
          </table:table-cell>
          <table:table-cell table:style-name="ce5" table:formula="of:=15.75-(10+7/8)" office:value-type="float" office:value="4.875" calcext:value-type="float">
            <text:p>4.875</text:p>
          </table:table-cell>
          <table:table-cell/>
        </table:table-row>
        <table:table-row table:style-name="ro1">
          <table:table-cell table:style-name="ce2" office:value-type="string" calcext:value-type="string">
            <text:p>Tensioner 2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20-(6+3/8)" office:value-type="float" office:value="13.625" calcext:value-type="float">
            <text:p>13.625</text:p>
          </table:table-cell>
          <table:table-cell table:style-name="ce5" table:formula="of:=15.25-(4+5/8)" office:value-type="float" office:value="10.625" calcext:value-type="float">
            <text:p>10.625</text:p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1">
          <table:table-cell table:style-name="ce3" office:value-type="string" calcext:value-type="string">
            <text:p>Main Body Dimensions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3" office:value-type="string" calcext:value-type="string">
            <text:p>Single Sided Belt</text:p>
          </table:table-cell>
          <table:table-cell table:style-name="Default"/>
          <table:table-cell table:style-name="ce1" office:value-type="string" calcext:value-type="string">
            <text:p>Span</text:p>
          </table:table-cell>
          <table:table-cell table:style-name="ce1" office:value-type="string" calcext:value-type="string">
            <text:p>Deflection</text:p>
          </table:table-cell>
          <table:table-cell table:style-name="ce1" office:value-type="string" calcext:value-type="string">
            <text:p>1/16ths</text:p>
          </table:table-cell>
        </table:table-row>
        <table:table-row table:style-name="ro1"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A21]-[.A20])^2+([.B21]-[.B20])^2)" office:value-type="float" office:value="39.4317547320684" calcext:value-type="float">
            <text:p>39.43</text:p>
          </table:table-cell>
          <table:table-cell table:formula="of:=[.C20]/64" office:value-type="float" office:value="0.616121167688569" calcext:value-type="float">
            <text:p>0.6161</text:p>
          </table:table-cell>
          <table:table-cell table:style-name="ce6" table:formula="of:=[.D20]*16" office:value-type="float" office:value="9.85793868301711" calcext:value-type="float">
            <text:p>9.86</text:p>
          </table:table-cell>
        </table:table-row>
        <table:table-row table:style-name="ro1">
          <table:table-cell table:formula="of:=[.C4]" office:value-type="float" office:value="31.9375" calcext:value-type="float">
            <text:p>31.938</text:p>
          </table:table-cell>
          <table:table-cell table:formula="of:=[.D4]" office:value-type="float" office:value="-26.375" calcext:value-type="float">
            <text:p>-26.375</text:p>
          </table:table-cell>
          <table:table-cell table:formula="of:=SQRT(([.A22]-[.A21])^2+([.B22]-[.B21])^2)" office:value-type="float" office:value="25.2565740204407" calcext:value-type="float">
            <text:p>25.26</text:p>
          </table:table-cell>
          <table:table-cell table:formula="of:=[.C21]/64" office:value-type="float" office:value="0.394633969069386" calcext:value-type="float">
            <text:p>0.3946</text:p>
          </table:table-cell>
          <table:table-cell table:style-name="ce6" table:formula="of:=[.D21]*16" office:value-type="float" office:value="6.31414350511017" calcext:value-type="float">
            <text:p>6.31</text:p>
          </table:table-cell>
        </table:table-row>
        <table:table-row table:style-name="ro1">
          <table:table-cell table:formula="of:=[.C6]" office:value-type="float" office:value="11" calcext:value-type="float">
            <text:p>11.000</text:p>
          </table:table-cell>
          <table:table-cell table:formula="of:=[.D6]" office:value-type="float" office:value="-12.25" calcext:value-type="float">
            <text:p>-12.250</text:p>
          </table:table-cell>
          <table:table-cell table:formula="of:=SQRT(([.A23]-[.A22])^2+([.B23]-[.B22])^2)" office:value-type="float" office:value="20.7635497928461" calcext:value-type="float">
            <text:p>20.76</text:p>
          </table:table-cell>
          <table:table-cell table:formula="of:=[.C22]/64" office:value-type="float" office:value="0.324430465513221" calcext:value-type="float">
            <text:p>0.3244</text:p>
          </table:table-cell>
          <table:table-cell table:style-name="ce6" table:formula="of:=[.D22]*16" office:value-type="float" office:value="5.19088744821153" calcext:value-type="float">
            <text:p>5.19</text:p>
          </table:table-cell>
        </table:table-row>
        <table:table-row table:style-name="ro1">
          <table:table-cell table:formula="of:=[.C5]" office:value-type="float" office:value="-9.75" calcext:value-type="float">
            <text:p>-9.750</text:p>
          </table:table-cell>
          <table:table-cell table:formula="of:=[.D5]" office:value-type="float" office:value="-13" calcext:value-type="float">
            <text:p>-13.000</text:p>
          </table:table-cell>
          <table:table-cell table:formula="of:=SQRT(([.A24]-[.A23])^2+([.B24]-[.B23])^2)" office:value-type="float" office:value="25.9070604517379" calcext:value-type="float">
            <text:p>25.91</text:p>
          </table:table-cell>
          <table:table-cell table:formula="of:=[.C23]/64" office:value-type="float" office:value="0.404797819558404" calcext:value-type="float">
            <text:p>0.4048</text:p>
          </table:table-cell>
          <table:table-cell table:style-name="ce6" table:formula="of:=[.D23]*16" office:value-type="float" office:value="6.47676511293447" calcext:value-type="float">
            <text:p>6.48</text:p>
          </table:table-cell>
        </table:table-row>
        <table:table-row table:style-name="ro1">
          <table:table-cell table:formula="of:=[.C3]" office:value-type="float" office:value="-31.9375" calcext:value-type="float">
            <text:p>-31.938</text:p>
          </table:table-cell>
          <table:table-cell table:formula="of:=[.D3]" office:value-type="float" office:value="-26.375" calcext:value-type="float">
            <text:p>-26.375</text:p>
          </table:table-cell>
          <table:table-cell table:formula="of:=SQRT(([.A25]-[.A24])^2+([.B25]-[.B24])^2)" office:value-type="float" office:value="26.1877983276563" calcext:value-type="float">
            <text:p>26.19</text:p>
          </table:table-cell>
          <table:table-cell table:formula="of:=[.C24]/64" office:value-type="float" office:value="0.40918434886963" calcext:value-type="float">
            <text:p>0.4092</text:p>
          </table:table-cell>
          <table:table-cell table:style-name="ce6" table:formula="of:=[.D24]*16" office:value-type="float" office:value="6.54694958191408" calcext:value-type="float">
            <text:p>6.55</text:p>
          </table:table-cell>
        </table:table-row>
        <table:table-row table:style-name="ro1">
          <table:table-cell table:formula="of:=[.C7]" office:value-type="float" office:value="-12.125" calcext:value-type="float">
            <text:p>-12.125</text:p>
          </table:table-cell>
          <table:table-cell table:formula="of:=[.D7]" office:value-type="float" office:value="-9.25" calcext:value-type="float">
            <text:p>-9.250</text:p>
          </table:table-cell>
          <table:table-cell table:formula="of:=SQRT(([.A26]-[.A25])^2+([.B26]-[.B25])^2)" office:value-type="float" office:value="17.4104853464802" calcext:value-type="float">
            <text:p>17.41</text:p>
          </table:table-cell>
          <table:table-cell table:formula="of:=[.C25]/64" office:value-type="float" office:value="0.272038833538752" calcext:value-type="float">
            <text:p>0.2720</text:p>
          </table:table-cell>
          <table:table-cell table:style-name="ce6" table:formula="of:=[.D25]*16" office:value-type="float" office:value="4.35262133662004" calcext:value-type="float">
            <text:p>4.35</text:p>
          </table:table-cell>
        </table:table-row>
        <table:table-row table:style-name="ro1"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3" office:value-type="string" calcext:value-type="string">
            <text:p>Double Sided Belt</text:p>
          </table:table-cell>
          <table:table-cell table:style-name="Default"/>
          <table:table-cell table:style-name="ce1" office:value-type="string" calcext:value-type="string">
            <text:p>Span</text:p>
          </table:table-cell>
          <table:table-cell table:style-name="ce1" office:value-type="string" calcext:value-type="string">
            <text:p>Deflection</text:p>
          </table:table-cell>
          <table:table-cell table:style-name="ce1" office:value-type="string" calcext:value-type="string">
            <text:p>1/16ths</text:p>
          </table:table-cell>
        </table:table-row>
        <table:table-row table:style-name="ro1"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A30]-[.A29])^2+([.B30]-[.B29])^2)" office:value-type="float" office:value="10.2355080479671" calcext:value-type="float">
            <text:p>10.24</text:p>
          </table:table-cell>
          <table:table-cell table:formula="of:=[.C29]/64" office:value-type="float" office:value="0.159929813249486" calcext:value-type="float">
            <text:p>0.1599</text:p>
          </table:table-cell>
          <table:table-cell table:style-name="ce6" table:formula="of:=[.D29]*16" office:value-type="float" office:value="2.55887701199178" calcext:value-type="float">
            <text:p>2.56</text:p>
          </table:table-cell>
        </table:table-row>
        <table:table-row table:style-name="ro1">
          <table:table-cell table:formula="of:=[.C11]" office:value-type="float" office:value="-6.375" calcext:value-type="float">
            <text:p>-6.375</text:p>
          </table:table-cell>
          <table:table-cell table:formula="of:=[.D11]" office:value-type="float" office:value="4.875" calcext:value-type="float">
            <text:p>4.875</text:p>
          </table:table-cell>
          <table:table-cell table:formula="of:=SQRT(([.A31]-[.A30])^2+([.B31]-[.B30])^2)" office:value-type="float" office:value="33.4019671015047" calcext:value-type="float">
            <text:p>33.40</text:p>
          </table:table-cell>
          <table:table-cell table:formula="of:=[.C30]/64" office:value-type="float" office:value="0.52190573596101" calcext:value-type="float">
            <text:p>0.5219</text:p>
          </table:table-cell>
          <table:table-cell table:style-name="ce6" table:formula="of:=[.D30]*16" office:value-type="float" office:value="8.35049177537617" calcext:value-type="float">
            <text:p>8.35</text:p>
          </table:table-cell>
        </table:table-row>
        <table:table-row table:style-name="ro1">
          <table:table-cell table:formula="of:=[.C9]" office:value-type="float" office:value="-31.9375" calcext:value-type="float">
            <text:p>-31.938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A32]-[.A31])^2+([.B32]-[.B31])^2)" office:value-type="float" office:value="46.4516297480508" calcext:value-type="float">
            <text:p>46.45</text:p>
          </table:table-cell>
          <table:table-cell table:formula="of:=[.C31]/64" office:value-type="float" office:value="0.725806714813294" calcext:value-type="float">
            <text:p>0.7258</text:p>
          </table:table-cell>
          <table:table-cell table:style-name="ce6" table:formula="of:=[.D31]*16" office:value-type="float" office:value="11.6129074370127" calcext:value-type="float">
            <text:p>11.61</text:p>
          </table:table-cell>
        </table:table-row>
        <table:table-row table:style-name="ro1">
          <table:table-cell table:formula="of:=[.C10]" office:value-type="float" office:value="0.5" calcext:value-type="float">
            <text:p>0.500</text:p>
          </table:table-cell>
          <table:table-cell table:formula="of:=[.D10]" office:value-type="float" office:value="-6.875" calcext:value-type="float">
            <text:p>-6.875</text:p>
          </table:table-cell>
          <table:table-cell table:formula="of:=SQRT(([.A33]-[.A32])^2+([.B33]-[.B32])^2)" office:value-type="float" office:value="45.7589216027869" calcext:value-type="float">
            <text:p>45.76</text:p>
          </table:table-cell>
          <table:table-cell table:formula="of:=[.C32]/64" office:value-type="float" office:value="0.714983150043546" calcext:value-type="float">
            <text:p>0.7150</text:p>
          </table:table-cell>
          <table:table-cell table:style-name="ce6" table:formula="of:=[.D32]*16" office:value-type="float" office:value="11.4397304006967" calcext:value-type="float">
            <text:p>11.44</text:p>
          </table:table-cell>
        </table:table-row>
        <table:table-row table:style-name="ro1">
          <table:table-cell table:formula="of:=[.C8]" office:value-type="float" office:value="31.9375" calcext:value-type="float">
            <text:p>31.938</text:p>
          </table:table-cell>
          <table:table-cell table:formula="of:=[.D8]" office:value-type="float" office:value="26.375" calcext:value-type="float">
            <text:p>26.375</text:p>
          </table:table-cell>
          <table:table-cell table:formula="of:=SQRT(([.A34]-[.A33])^2+([.B34]-[.B33])^2)" office:value-type="float" office:value="24.1538849100926" calcext:value-type="float">
            <text:p>24.15</text:p>
          </table:table-cell>
          <table:table-cell table:formula="of:=[.C33]/64" office:value-type="float" office:value="0.377404451720197" calcext:value-type="float">
            <text:p>0.3774</text:p>
          </table:table-cell>
          <table:table-cell table:style-name="ce6" table:formula="of:=[.D33]*16" office:value-type="float" office:value="6.03847122752316" calcext:value-type="float">
            <text:p>6.04</text:p>
          </table:table-cell>
        </table:table-row>
        <table:table-row table:style-name="ro1">
          <table:table-cell table:formula="of:=[.C12]" office:value-type="float" office:value="13.625" calcext:value-type="float">
            <text:p>13.625</text:p>
          </table:table-cell>
          <table:table-cell table:formula="of:=[.D12]" office:value-type="float" office:value="10.625" calcext:value-type="float">
            <text:p>10.625</text:p>
          </table:table-cell>
          <table:table-cell table:formula="of:=SQRT(([.A35]-[.A34])^2+([.B35]-[.B34])^2)" office:value-type="float" office:value="15.2934830892116" calcext:value-type="float">
            <text:p>15.29</text:p>
          </table:table-cell>
          <table:table-cell table:formula="of:=[.C34]/64" office:value-type="float" office:value="0.238960673268931" calcext:value-type="float">
            <text:p>0.2390</text:p>
          </table:table-cell>
          <table:table-cell table:style-name="ce6" table:formula="of:=[.D34]*16" office:value-type="float" office:value="3.82337077230289" calcext:value-type="float">
            <text:p>3.82</text:p>
          </table:table-cell>
        </table:table-row>
        <table:table-row table:style-name="ro1"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 table:number-columns-repeated="2"/>
          <table:table-cell/>
        </table:table-row>
      </table:table>
      <table:table table:name="Tension Method 1" table:style-name="ta1">
        <table:table-column table:style-name="co2" table:default-cell-style-name="ce2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row table:style-name="ro2">
          <table:table-cell table:style-name="ce8" office:value-type="string" calcext:value-type="string">
            <text:p>Belt Tension Calculation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table:style-name="ce9" office:value-type="string" calcext:value-type="string">
            <text:p>Max and Min Force to deflect belt <text:s/>1/64” per 1”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table:style-name="ce9" office:value-type="string" calcext:value-type="string">
            <text:p>Assumes Service Factor = 2.0</text:p>
          </table:table-cell>
          <table:table-cell table:style-name="ce1" table:number-columns-repeated="3"/>
          <table:table-cell table:number-columns-repeated="10"/>
        </table:table-row>
        <table:table-row table:style-name="ro3">
          <table:table-cell table:style-name="ce10" office:value-type="string" calcext:value-type="string">
            <text:p>Engine Speed</text:p>
          </table:table-cell>
          <table:table-cell table:style-name="ce10" office:value-type="string" calcext:value-type="string">
            <text:p>Engine Power</text:p>
          </table:table-cell>
          <table:table-cell table:style-name="ce10" office:value-type="string" calcext:value-type="string">
            <text:p>Max Force</text:p>
          </table:table-cell>
          <table:table-cell table:style-name="ce10" office:value-type="string" calcext:value-type="string">
            <text:p>Min Forc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Hp</text:p>
          </table:table-cell>
          <table:table-cell table:number-columns-repeated="2" table:style-name="ce1" office:value-type="string" calcext:value-type="string">
            <text:p>lbf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4000*[.$B6]*2/([.$A6]*[.$B$17])" office:value-type="float" office:value="14.9612367955751" calcext:value-type="float">
            <text:p>14.96</text:p>
          </table:table-cell>
          <table:table-cell table:formula="of:=5000*[.$B6]/([.$A6]*[.$B$17])" office:value-type="float" office:value="9.35077299723444" calcext:value-type="float">
            <text:p>9.35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4000*[.$B7]*2/([.$A7]*[.$B$17])" office:value-type="float" office:value="15.4558231359247" calcext:value-type="float">
            <text:p>15.46</text:p>
          </table:table-cell>
          <table:table-cell table:formula="of:=5000*[.$B7]/([.$A7]*[.$B$17])" office:value-type="float" office:value="9.65988945995293" calcext:value-type="float">
            <text:p>9.66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4000*[.$B8]*2/([.$A8]*[.$B$17])" office:value-type="float" office:value="15.8679784195494" calcext:value-type="float">
            <text:p>15.87</text:p>
          </table:table-cell>
          <table:table-cell table:formula="of:=5000*[.$B8]/([.$A8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4000*[.$B9]*2/([.$A9]*[.$B$17])" office:value-type="float" office:value="16.0423518087752" calcext:value-type="float">
            <text:p>16.04</text:p>
          </table:table-cell>
          <table:table-cell table:formula="of:=5000*[.$B9]/([.$A9]*[.$B$17])" office:value-type="float" office:value="10.0264698804845" calcext:value-type="float">
            <text:p>10.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4000*[.$B10]*2/([.$A10]*[.$B$17])" office:value-type="float" office:value="16.0298965666876" calcext:value-type="float">
            <text:p>16.03</text:p>
          </table:table-cell>
          <table:table-cell table:formula="of:=5000*[.$B10]/([.$A10]*[.$B$17])" office:value-type="float" office:value="10.0186853541798" calcext:value-type="float">
            <text:p>10.02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4000*[.$B11]*2/([.$A11]*[.$B$17])" office:value-type="float" office:value="16.0191020235451" calcext:value-type="float">
            <text:p>16.02</text:p>
          </table:table-cell>
          <table:table-cell table:formula="of:=5000*[.$B11]/([.$A11]*[.$B$17])" office:value-type="float" office:value="10.0119387647157" calcext:value-type="float">
            <text:p>10.01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4000*[.$B12]*2/([.$A12]*[.$B$17])" office:value-type="float" office:value="15.8679784195493" calcext:value-type="float">
            <text:p>15.87</text:p>
          </table:table-cell>
          <table:table-cell table:formula="of:=5000*[.$B12]/([.$A12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4000*[.$B13]*2/([.$A13]*[.$B$17])" office:value-type="float" office:value="15.4679453501489" calcext:value-type="float">
            <text:p>15.47</text:p>
          </table:table-cell>
          <table:table-cell table:formula="of:=5000*[.$B13]/([.$A13]*[.$B$17])" office:value-type="float" office:value="9.66746584384309" calcext:value-type="float">
            <text:p>9.67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4000*[.$B14]*2/([.$A14]*[.$B$17])" office:value-type="float" office:value="15.1123603995708" calcext:value-type="float">
            <text:p>15.11</text:p>
          </table:table-cell>
          <table:table-cell table:formula="of:=5000*[.$B14]/([.$A14]*[.$B$17])" office:value-type="float" office:value="9.44522524973176" calcext:value-type="float">
            <text:p>9.45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ce10" office:value-type="string" calcext:value-type="string">
            <text:p>Pulley</text:p>
          </table:table-cell>
          <table:table-cell table:style-name="ce10" office:value-type="string" calcext:value-type="string">
            <text:p>Diameter (in)</text:p>
          </table:table-cell>
          <table:table-cell table:style-name="ce1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gine</text:p>
          </table:table-cell>
          <table:table-cell table:style-name="ce2" office:value-type="float" office:value="4.4114" calcext:value-type="float">
            <text:p>4.4114</text:p>
          </table:table-cell>
          <table:table-cell table:style-name="ce2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tor</text:p>
          </table:table-cell>
          <table:table-cell table:style-name="ce2" office:value-type="float" office:value="4.0102" calcext:value-type="float">
            <text:p>4.0102</text:p>
          </table:table-cell>
          <table:table-cell table:style-name="ce2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3" office:value-type="string" calcext:value-type="string">
            <text:p>Max and Min Force based off of: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3" office:value-type="string" calcext:value-type="string">
            <text:p>http://www.hudsonproducts.com/products/tuflite/beltten.pdf</text:p>
          </table:table-cell>
          <table:table-cell table:style-name="Default" table:number-columns-repeated="3"/>
          <table:table-cell table:number-columns-repeated="10"/>
        </table:table-row>
      </table:table>
      <table:table table:name="Calcs" table:style-name="ta1">
        <table:table-column table:style-name="co10" table:default-cell-style-name="ce2"/>
        <table:table-column table:style-name="co11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7" table:default-cell-style-name="ce6"/>
        <table:table-column table:style-name="co7" table:default-cell-style-name="Default"/>
        <table:table-column table:style-name="co7" table:default-cell-style-name="ce6"/>
        <table:table-column table:style-name="co1" table:default-cell-style-name="ce6"/>
        <table:table-row table:style-name="ro1">
          <table:table-cell table:style-name="ce1" office:value-type="string" calcext:value-type="string">
            <text:p>Engine Speed</text:p>
          </table:table-cell>
          <table:table-cell table:style-name="ce1" office:value-type="string" calcext:value-type="string">
            <text:p>Engine Power</text:p>
          </table:table-cell>
          <table:table-cell table:style-name="ce1" office:value-type="string" calcext:value-type="string">
            <text:p>Engine Speed</text:p>
          </table:table-cell>
          <table:table-cell table:style-name="ce1" office:value-type="string" calcext:value-type="string">
            <text:p>Engine Power</text:p>
          </table:table-cell>
          <table:table-cell table:style-name="ce1" office:value-type="string" calcext:value-type="string">
            <text:p>Engine Torque</text:p>
          </table:table-cell>
          <table:table-cell table:style-name="ce1" office:value-type="string" calcext:value-type="string">
            <text:p>Effective Tension per belt</text:p>
          </table:table-cell>
          <table:table-cell table:style-name="ce1"/>
          <table:table-cell table:style-name="ce11" office:value-type="string" calcext:value-type="string">
            <text:p>Pretension</text:p>
          </table:table-cell>
          <table:table-cell table:style-name="ce11" office:value-type="string" calcext:value-type="string">
            <text:p>Pretension Max</text:p>
          </table:table-cell>
          <table:table-cell table:style-name="ce1" office:value-type="string" calcext:value-type="string">
            <text:p>Belt Speed</text:p>
          </table:table-cell>
          <table:table-cell table:style-name="ce1" office:value-type="string" calcext:value-type="string">
            <text:p>Rotor Pulley Speed</text:p>
          </table:table-cell>
          <table:table-cell table:style-name="ce1"/>
          <table:table-cell/>
          <table:table-cell table:style-name="ce1" office:value-type="string" calcext:value-type="string">
            <text:p>Max Force</text:p>
          </table:table-cell>
          <table:table-cell table:style-name="ce1" office:value-type="string" calcext:value-type="string">
            <text:p>Min Force</text:p>
          </table:table-cell>
        </table:table-row>
        <table:table-row table:style-name="ro1"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rad/s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N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bf</text:p>
          </table:table-cell>
          <table:table-cell table:style-name="ce1" table:number-columns-repeated="2"/>
          <table:table-cell table:style-name="ce1" office:value-type="string" calcext:value-type="string">
            <text:p>m/s</text:p>
          </table:table-cell>
          <table:table-cell table:style-name="ce1" office:value-type="string" calcext:value-type="string">
            <text:p>rad/s</text:p>
          </table:table-cell>
          <table:table-cell table:style-name="ce1"/>
          <table:table-cell/>
          <table:table-cell table:number-columns-repeated="2" table:style-name="ce1" office:value-type="string" calcext:value-type="string">
            <text:p>lbf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[.A3]*2*PI()/60" office:value-type="float" office:value="209.43951023932" calcext:value-type="float">
            <text:p>209.44</text:p>
          </table:table-cell>
          <table:table-cell table:formula="of:=[.B3]*0.7457" office:value-type="float" office:value="12.30405" calcext:value-type="float">
            <text:p>12.30</text:p>
          </table:table-cell>
          <table:table-cell table:formula="of:=[.D3]*1000/[.C3]" office:value-type="float" office:value="58.747511326495" calcext:value-type="float">
            <text:p>58.75</text:p>
          </table:table-cell>
          <table:table-cell table:formula="of:=[.E3]/([.$C$14]/2)/2" office:value-type="float" office:value="524.297289839313" calcext:value-type="float">
            <text:p>524.30</text:p>
          </table:table-cell>
          <table:table-cell table:formula="of:=[.F3]*0.224808942443" office:value-type="float" office:value="117.866719254507" calcext:value-type="float">
            <text:p>117.87</text:p>
          </table:table-cell>
          <table:table-cell table:formula="of:=[.G3]*0.1" office:value-type="float" office:value="11.7866719254507" calcext:value-type="float">
            <text:p>11.79</text:p>
          </table:table-cell>
          <table:table-cell/>
          <table:table-cell table:formula="of:=[.C3]*[.$C$14]/2" office:value-type="float" office:value="11.7338485611579" calcext:value-type="float">
            <text:p>11.73</text:p>
          </table:table-cell>
          <table:table-cell table:formula="of:=[.J3]/([.$C$15]/2)" office:value-type="float" office:value="230.391685866049" calcext:value-type="float">
            <text:p>230.39</text:p>
          </table:table-cell>
          <table:table-cell table:number-columns-repeated="2"/>
          <table:table-cell table:formula="of:=4000*[.$B3]*2/([.$A3]*[.$B$14])" office:value-type="float" office:value="14.9611780455154" calcext:value-type="float">
            <text:p>14.96</text:p>
          </table:table-cell>
          <table:table-cell table:formula="of:=5000*[.$B3]/([.$A3]*[.$B$14])" office:value-type="float" office:value="9.35073627844712" calcext:value-type="float">
            <text:p>9.3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[.A4]*2*PI()/60" office:value-type="float" office:value="230.383461263251" calcext:value-type="float">
            <text:p>230.38</text:p>
          </table:table-cell>
          <table:table-cell table:formula="of:=[.B4]*0.7457" office:value-type="float" office:value="13.981875" calcext:value-type="float">
            <text:p>13.98</text:p>
          </table:table-cell>
          <table:table-cell table:formula="of:=[.D4]*1000/[.C4]" office:value-type="float" office:value="60.6895778166271" calcext:value-type="float">
            <text:p>60.69</text:p>
          </table:table-cell>
          <table:table-cell table:formula="of:=[.E4]/([.$C$14]/2)/2" office:value-type="float" office:value="541.629431652183" calcext:value-type="float">
            <text:p>541.63</text:p>
          </table:table-cell>
          <table:table-cell table:formula="of:=[.F4]*0.224808942443" office:value-type="float" office:value="121.76313972573" calcext:value-type="float">
            <text:p>121.76</text:p>
          </table:table-cell>
          <table:table-cell table:formula="of:=[.G4]*0.1" office:value-type="float" office:value="12.176313972573" calcext:value-type="float">
            <text:p>12.18</text:p>
          </table:table-cell>
          <table:table-cell/>
          <table:table-cell table:formula="of:=[.C4]*[.$C$14]/2" office:value-type="float" office:value="12.9072334172737" calcext:value-type="float">
            <text:p>12.91</text:p>
          </table:table-cell>
          <table:table-cell table:formula="of:=[.J4]/([.$C$15]/2)" office:value-type="float" office:value="253.430854452654" calcext:value-type="float">
            <text:p>253.43</text:p>
          </table:table-cell>
          <table:table-cell table:number-columns-repeated="2"/>
          <table:table-cell table:formula="of:=4000*[.$B4]*2/([.$A4]*[.$B$14])" office:value-type="float" office:value="15.4557624437143" calcext:value-type="float">
            <text:p>15.46</text:p>
          </table:table-cell>
          <table:table-cell table:formula="of:=5000*[.$B4]/([.$A4]*[.$B$14])" office:value-type="float" office:value="9.65985152732141" calcext:value-type="float">
            <text:p>9.6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[.A5]*2*PI()/60" office:value-type="float" office:value="251.327412287183" calcext:value-type="float">
            <text:p>251.33</text:p>
          </table:table-cell>
          <table:table-cell table:formula="of:=[.B5]*0.7457" office:value-type="float" office:value="15.6597" calcext:value-type="float">
            <text:p>15.66</text:p>
          </table:table-cell>
          <table:table-cell table:formula="of:=[.D5]*1000/[.C5]" office:value-type="float" office:value="62.3079665584038" calcext:value-type="float">
            <text:p>62.31</text:p>
          </table:table-cell>
          <table:table-cell table:formula="of:=[.E5]/([.$C$14]/2)/2" office:value-type="float" office:value="556.072883162908" calcext:value-type="float">
            <text:p>556.07</text:p>
          </table:table-cell>
          <table:table-cell table:formula="of:=[.F5]*0.224808942443" office:value-type="float" office:value="125.010156785083" calcext:value-type="float">
            <text:p>125.01</text:p>
          </table:table-cell>
          <table:table-cell table:formula="of:=[.G5]*0.1" office:value-type="float" office:value="12.5010156785083" calcext:value-type="float">
            <text:p>12.50</text:p>
          </table:table-cell>
          <table:table-cell/>
          <table:table-cell table:formula="of:=[.C5]*[.$C$14]/2" office:value-type="float" office:value="14.0806182733895" calcext:value-type="float">
            <text:p>14.08</text:p>
          </table:table-cell>
          <table:table-cell table:formula="of:=[.J5]/([.$C$15]/2)" office:value-type="float" office:value="276.470023039259" calcext:value-type="float">
            <text:p>276.47</text:p>
          </table:table-cell>
          <table:table-cell table:number-columns-repeated="2"/>
          <table:table-cell table:formula="of:=4000*[.$B5]*2/([.$A5]*[.$B$14])" office:value-type="float" office:value="15.86791610888" calcext:value-type="float">
            <text:p>15.87</text:p>
          </table:table-cell>
          <table:table-cell table:formula="of:=5000*[.$B5]/([.$A5]*[.$B$14])" office:value-type="float" office:value="9.91744756804998" calcext:value-type="float">
            <text:p>9.9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[.A6]*2*PI()/60" office:value-type="float" office:value="272.271363311115" calcext:value-type="float">
            <text:p>272.27</text:p>
          </table:table-cell>
          <table:table-cell table:formula="of:=[.B6]*0.7457" office:value-type="float" office:value="17.1511" calcext:value-type="float">
            <text:p>17.15</text:p>
          </table:table-cell>
          <table:table-cell table:formula="of:=[.D6]*1000/[.C6]" office:value-type="float" office:value="62.9926694876171" calcext:value-type="float">
            <text:p>62.99</text:p>
          </table:table-cell>
          <table:table-cell table:formula="of:=[.E6]/([.$C$14]/2)/2" office:value-type="float" office:value="562.183574186676" calcext:value-type="float">
            <text:p>562.18</text:p>
          </table:table-cell>
          <table:table-cell table:formula="of:=[.F6]*0.224808942443" office:value-type="float" office:value="126.383894771732" calcext:value-type="float">
            <text:p>126.38</text:p>
          </table:table-cell>
          <table:table-cell table:formula="of:=[.G6]*0.1" office:value-type="float" office:value="12.6383894771732" calcext:value-type="float">
            <text:p>12.64</text:p>
          </table:table-cell>
          <table:table-cell/>
          <table:table-cell table:formula="of:=[.C6]*[.$C$14]/2" office:value-type="float" office:value="15.2540031295052" calcext:value-type="float">
            <text:p>15.25</text:p>
          </table:table-cell>
          <table:table-cell table:formula="of:=[.J6]/([.$C$15]/2)" office:value-type="float" office:value="299.509191625864" calcext:value-type="float">
            <text:p>299.51</text:p>
          </table:table-cell>
          <table:table-cell table:number-columns-repeated="2"/>
          <table:table-cell table:formula="of:=4000*[.$B6]*2/([.$A6]*[.$B$14])" office:value-type="float" office:value="16.0422888133732" calcext:value-type="float">
            <text:p>16.04</text:p>
          </table:table-cell>
          <table:table-cell table:formula="of:=5000*[.$B6]/([.$A6]*[.$B$14])" office:value-type="float" office:value="10.0264305083582" calcext:value-type="float">
            <text:p>10.0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[.A7]*2*PI()/60" office:value-type="float" office:value="293.215314335047" calcext:value-type="float">
            <text:p>293.22</text:p>
          </table:table-cell>
          <table:table-cell table:formula="of:=[.B7]*0.7457" office:value-type="float" office:value="18.456075" calcext:value-type="float">
            <text:p>18.46</text:p>
          </table:table-cell>
          <table:table-cell table:formula="of:=[.D7]*1000/[.C7]" office:value-type="float" office:value="62.9437621355304" calcext:value-type="float">
            <text:p>62.94</text:p>
          </table:table-cell>
          <table:table-cell table:formula="of:=[.E7]/([.$C$14]/2)/2" office:value-type="float" office:value="561.747096256407" calcext:value-type="float">
            <text:p>561.75</text:p>
          </table:table-cell>
          <table:table-cell table:formula="of:=[.F7]*0.224808942443" office:value-type="float" office:value="126.285770629829" calcext:value-type="float">
            <text:p>126.29</text:p>
          </table:table-cell>
          <table:table-cell table:formula="of:=[.G7]*0.1" office:value-type="float" office:value="12.6285770629829" calcext:value-type="float">
            <text:p>12.63</text:p>
          </table:table-cell>
          <table:table-cell/>
          <table:table-cell table:formula="of:=[.C7]*[.$C$14]/2" office:value-type="float" office:value="16.427387985621" calcext:value-type="float">
            <text:p>16.43</text:p>
          </table:table-cell>
          <table:table-cell table:formula="of:=[.J7]/([.$C$15]/2)" office:value-type="float" office:value="322.548360212469" calcext:value-type="float">
            <text:p>322.55</text:p>
          </table:table-cell>
          <table:table-cell table:number-columns-repeated="2"/>
          <table:table-cell table:formula="of:=4000*[.$B7]*2/([.$A7]*[.$B$14])" office:value-type="float" office:value="16.0298336201951" calcext:value-type="float">
            <text:p>16.03</text:p>
          </table:table-cell>
          <table:table-cell table:formula="of:=5000*[.$B7]/([.$A7]*[.$B$14])" office:value-type="float" office:value="10.0186460126219" calcext:value-type="float">
            <text:p>10.0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[.A8]*2*PI()/60" office:value-type="float" office:value="314.159265358979" calcext:value-type="float">
            <text:p>314.16</text:p>
          </table:table-cell>
          <table:table-cell table:formula="of:=[.B8]*0.7457" office:value-type="float" office:value="19.76105" calcext:value-type="float">
            <text:p>19.76</text:p>
          </table:table-cell>
          <table:table-cell table:formula="of:=[.D8]*1000/[.C8]" office:value-type="float" office:value="62.901375763722" calcext:value-type="float">
            <text:p>62.90</text:p>
          </table:table-cell>
          <table:table-cell table:formula="of:=[.E8]/([.$C$14]/2)/2" office:value-type="float" office:value="561.368815383507" calcext:value-type="float">
            <text:p>561.37</text:p>
          </table:table-cell>
          <table:table-cell table:formula="of:=[.F8]*0.224808942443" office:value-type="float" office:value="126.200729706846" calcext:value-type="float">
            <text:p>126.20</text:p>
          </table:table-cell>
          <table:table-cell table:formula="of:=[.G8]*0.1" office:value-type="float" office:value="12.6200729706846" calcext:value-type="float">
            <text:p>12.62</text:p>
          </table:table-cell>
          <table:table-cell/>
          <table:table-cell table:formula="of:=[.C8]*[.$C$14]/2" office:value-type="float" office:value="17.6007728417368" calcext:value-type="float">
            <text:p>17.60</text:p>
          </table:table-cell>
          <table:table-cell table:formula="of:=[.J8]/([.$C$15]/2)" office:value-type="float" office:value="345.587528799074" calcext:value-type="float">
            <text:p>345.59</text:p>
          </table:table-cell>
          <table:table-cell table:number-columns-repeated="2"/>
          <table:table-cell table:formula="of:=4000*[.$B8]*2/([.$A8]*[.$B$14])" office:value-type="float" office:value="16.0190391194407" calcext:value-type="float">
            <text:p>16.02</text:p>
          </table:table-cell>
          <table:table-cell table:formula="of:=5000*[.$B8]/([.$A8]*[.$B$14])" office:value-type="float" office:value="10.0118994496505" calcext:value-type="float">
            <text:p>10.0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[.A9]*2*PI()/60" office:value-type="float" office:value="335.103216382911" calcext:value-type="float">
            <text:p>335.10</text:p>
          </table:table-cell>
          <table:table-cell table:formula="of:=[.B9]*0.7457" office:value-type="float" office:value="20.8796" calcext:value-type="float">
            <text:p>20.88</text:p>
          </table:table-cell>
          <table:table-cell table:formula="of:=[.D9]*1000/[.C9]" office:value-type="float" office:value="62.3079665584038" calcext:value-type="float">
            <text:p>62.31</text:p>
          </table:table-cell>
          <table:table-cell table:formula="of:=[.E9]/([.$C$14]/2)/2" office:value-type="float" office:value="556.072883162908" calcext:value-type="float">
            <text:p>556.07</text:p>
          </table:table-cell>
          <table:table-cell table:formula="of:=[.F9]*0.224808942443" office:value-type="float" office:value="125.010156785083" calcext:value-type="float">
            <text:p>125.01</text:p>
          </table:table-cell>
          <table:table-cell table:formula="of:=[.G9]*0.1" office:value-type="float" office:value="12.5010156785083" calcext:value-type="float">
            <text:p>12.50</text:p>
          </table:table-cell>
          <table:table-cell/>
          <table:table-cell table:formula="of:=[.C9]*[.$C$14]/2" office:value-type="float" office:value="18.7741576978526" calcext:value-type="float">
            <text:p>18.77</text:p>
          </table:table-cell>
          <table:table-cell table:formula="of:=[.J9]/([.$C$15]/2)" office:value-type="float" office:value="368.626697385678" calcext:value-type="float">
            <text:p>368.63</text:p>
          </table:table-cell>
          <table:table-cell table:number-columns-repeated="2"/>
          <table:table-cell table:formula="of:=4000*[.$B9]*2/([.$A9]*[.$B$14])" office:value-type="float" office:value="15.86791610888" calcext:value-type="float">
            <text:p>15.87</text:p>
          </table:table-cell>
          <table:table-cell table:formula="of:=5000*[.$B9]/([.$A9]*[.$B$14])" office:value-type="float" office:value="9.91744756804998" calcext:value-type="float">
            <text:p>9.92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[.A10]*2*PI()/60" office:value-type="float" office:value="356.047167406843" calcext:value-type="float">
            <text:p>356.05</text:p>
          </table:table-cell>
          <table:table-cell table:formula="of:=[.B10]*0.7457" office:value-type="float" office:value="21.6253" calcext:value-type="float">
            <text:p>21.63</text:p>
          </table:table-cell>
          <table:table-cell table:formula="of:=[.D10]*1000/[.C10]" office:value-type="float" office:value="60.7371774855029" calcext:value-type="float">
            <text:p>60.74</text:p>
          </table:table-cell>
          <table:table-cell table:formula="of:=[.E10]/([.$C$14]/2)/2" office:value-type="float" office:value="542.054239049557" calcext:value-type="float">
            <text:p>542.05</text:p>
          </table:table-cell>
          <table:table-cell table:formula="of:=[.F10]*0.224808942443" office:value-type="float" office:value="121.858640227476" calcext:value-type="float">
            <text:p>121.86</text:p>
          </table:table-cell>
          <table:table-cell table:formula="of:=[.G10]*0.1" office:value-type="float" office:value="12.1858640227476" calcext:value-type="float">
            <text:p>12.19</text:p>
          </table:table-cell>
          <table:table-cell/>
          <table:table-cell table:formula="of:=[.C10]*[.$C$14]/2" office:value-type="float" office:value="19.9475425539684" calcext:value-type="float">
            <text:p>19.95</text:p>
          </table:table-cell>
          <table:table-cell table:formula="of:=[.J10]/([.$C$15]/2)" office:value-type="float" office:value="391.665865972283" calcext:value-type="float">
            <text:p>391.67</text:p>
          </table:table-cell>
          <table:table-cell table:number-columns-repeated="2"/>
          <table:table-cell table:formula="of:=4000*[.$B10]*2/([.$A10]*[.$B$14])" office:value-type="float" office:value="15.4678846103368" calcext:value-type="float">
            <text:p>15.47</text:p>
          </table:table-cell>
          <table:table-cell table:formula="of:=5000*[.$B10]/([.$A10]*[.$B$14])" office:value-type="float" office:value="9.66742788146048" calcext:value-type="float">
            <text:p>9.6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[.A11]*2*PI()/60" office:value-type="float" office:value="376.991118430775" calcext:value-type="float">
            <text:p>376.99</text:p>
          </table:table-cell>
          <table:table-cell table:formula="of:=[.B11]*0.7457" office:value-type="float" office:value="22.371" calcext:value-type="float">
            <text:p>22.37</text:p>
          </table:table-cell>
          <table:table-cell table:formula="of:=[.D11]*1000/[.C11]" office:value-type="float" office:value="59.3409205318132" calcext:value-type="float">
            <text:p>59.34</text:p>
          </table:table-cell>
          <table:table-cell table:formula="of:=[.E11]/([.$C$14]/2)/2" office:value-type="float" office:value="529.593222059912" calcext:value-type="float">
            <text:p>529.59</text:p>
          </table:table-cell>
          <table:table-cell table:formula="of:=[.F11]*0.224808942443" office:value-type="float" office:value="119.05729217627" calcext:value-type="float">
            <text:p>119.06</text:p>
          </table:table-cell>
          <table:table-cell table:formula="of:=[.G11]*0.1" office:value-type="float" office:value="11.905729217627" calcext:value-type="float">
            <text:p>11.91</text:p>
          </table:table-cell>
          <table:table-cell/>
          <table:table-cell table:formula="of:=[.C11]*[.$C$14]/2" office:value-type="float" office:value="21.1209274100842" calcext:value-type="float">
            <text:p>21.12</text:p>
          </table:table-cell>
          <table:table-cell table:formula="of:=[.J11]/([.$C$15]/2)" office:value-type="float" office:value="414.705034558888" calcext:value-type="float">
            <text:p>414.71</text:p>
          </table:table-cell>
          <table:table-cell table:number-columns-repeated="2"/>
          <table:table-cell table:formula="of:=4000*[.$B11]*2/([.$A11]*[.$B$14])" office:value-type="float" office:value="15.1123010560762" calcext:value-type="float">
            <text:p>15.11</text:p>
          </table:table-cell>
          <table:table-cell table:formula="of:=5000*[.$B11]/([.$A11]*[.$B$14])" office:value-type="float" office:value="9.4451881600476" calcext:value-type="float">
            <text:p>9.45</text:p>
          </table:table-cell>
        </table:table-row>
        <table:table-row table:style-name="ro1">
          <table:table-cell table:style-name="Default" table:number-columns-repeated="1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Pulley</text:p>
          </table:table-cell>
          <table:table-cell table:style-name="ce1" office:value-type="string" calcext:value-type="string">
            <text:p>Diameter (in)</text:p>
          </table:table-cell>
          <table:table-cell table:style-name="ce1" office:value-type="string" calcext:value-type="string">
            <text:p>Diameter (m)</text:p>
          </table:table-cell>
          <table:table-cell table:style-name="Default" table:number-columns-repeated="9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2" table:formula="of:=[.C14]/0.0254" office:value-type="float" office:value="4.41141732283465" calcext:value-type="float">
            <text:p>4.4114173228</text:p>
          </table:table-cell>
          <table:table-cell table:style-name="ce2" office:value-type="float" office:value="0.11205" calcext:value-type="float">
            <text:p>0.11205</text:p>
          </table:table-cell>
          <table:table-cell table:style-name="Default" table:number-columns-repeated="9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otor</text:p>
          </table:table-cell>
          <table:table-cell table:style-name="ce2" table:formula="of:=[.C15]/0.0254" office:value-type="float" office:value="4.01023622047244" calcext:value-type="float">
            <text:p>4.0102362205</text:p>
          </table:table-cell>
          <table:table-cell table:style-name="ce2" office:value-type="float" office:value="0.10186" calcext:value-type="float">
            <text:p>0.10186</text:p>
          </table:table-cell>
          <table:table-cell table:style-name="Default" table:number-columns-repeated="9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12"/>
          <table:table-cell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Max and Min Force based off of:</text:p>
          </table:table-cell>
          <table:table-cell table:style-name="Default" table:number-columns-repeated="11"/>
          <table:table-cell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http://www.hudsonproducts.com/products/tuflite/beltten.pdf</text:p>
          </table:table-cell>
          <table:table-cell table:style-name="Default" table:number-columns-repeated="11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3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number-style style:name="N131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 style:data-style-name="N2" text:time-value="19:58:45.9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02-01T19:35:29.135000000</meta:creation-date>
    <dc:date>2016-02-03T19:28:27.299000000</dc:date>
    <dc:creator>Peter McCloud</dc:creator>
    <meta:editing-duration>PT23H11M59S</meta:editing-duration>
    <meta:editing-cycles>20</meta:editing-cycles>
    <meta:generator>LibreOffice/5.0.4.2$Windows_x86 LibreOffice_project/2b9802c1994aa0b7dc6079e128979269cf95bc78</meta:generator>
    <meta:document-statistic meta:table-count="3" meta:cell-count="3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draw:stroke="dash"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51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776cm" svg:y="12.54cm" style:legend-expansion="custom" chartooo:width="2.879cm" chartooo:height="1.612cm" style:legend-expansion-aspect-ratio="1.78598014888337" chart:style-name="ch2"/>
        <chart:plot-area chart:style-name="ch3" table:cell-range-address="Coordinates.C2:Coordinates.D2 Coordinates.C3:Coordinates.C12 Coordinates.A20:Coordinates.A26 Coordinates.A29:Coordinates.A35" chart:data-source-has-labels="row" svg:x="1.275cm" svg:y="0.318cm" svg:width="12.196cm" svg:height="14.305cm">
          <chartooo:coordinate-region svg:x="1.529cm" svg:y="0.521cm" svg:width="11.75cm" svg:height="13.9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C2:Coordinates.C2" loext:label-string="&quot;Engine&quot;" chart:class="chart:scatter">
            <chart:domain table:cell-range-address="Coordinates.D2:Coordinates.D2"/>
            <chart:data-point/>
          </chart:series>
          <chart:series chart:style-name="ch9" chart:values-cell-range-address="Coordinates.C3:Coordinates.C7" loext:label-string="&quot;Single Sided Belt&quot;" chart:class="chart:scatter">
            <chart:domain table:cell-range-address="Coordinates.D3:Coordinates.D7"/>
            <chart:data-point chart:repeated="5"/>
          </chart:series>
          <chart:series chart:style-name="ch10" chart:values-cell-range-address="Coordinates.C8:Coordinates.C12" loext:label-string="&quot;Double Sided Belt&quot;" chart:class="chart:scatter">
            <chart:domain table:cell-range-address="Coordinates.D8:Coordinates.D12"/>
            <chart:data-point chart:repeated="5"/>
          </chart:series>
          <chart:series chart:style-name="ch11" chart:values-cell-range-address="Coordinates.A20:Coordinates.A26" chart:class="chart:scatter">
            <chart:domain table:cell-range-address="Coordinates.B20:Coordinates.B26"/>
            <chart:data-point chart:repeated="7"/>
          </chart:series>
          <chart:series chart:style-name="ch12" chart:values-cell-range-address="Coordinates.A29:Coordinates.A35" chart:class="chart:scatter">
            <chart:domain table:cell-range-address="Coordinates.B29:Coordinates.B35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Engine</text:p>
              </table:table-cell>
              <table:table-cell office:value-type="string">
                <text:p>Column D</text:p>
              </table:table-cell>
              <table:table-cell office:value-type="string">
                <text:p>Single Sided Belt</text:p>
              </table:table-cell>
              <table:table-cell office:value-type="string">
                <text:p>Column D</text:p>
              </table:table-cell>
              <table:table-cell office:value-type="string">
                <text:p>Double Sided Belt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D2:Coordinates.D2</svg:desc>
                </draw:g>
              </table:table-cell>
              <table:table-cell office:value-type="float" office:value="2.625">
                <text:p>2.625</text:p>
                <draw:g>
                  <svg:desc>Coordinates.C2:Coordinates.C2</svg:desc>
                </draw:g>
              </table:table-cell>
              <table:table-cell office:value-type="float" office:value="-26.375">
                <text:p>-26.375</text:p>
                <draw:g>
                  <svg:desc>Coordinates.D3:Coordinates.D7</svg:desc>
                </draw:g>
              </table:table-cell>
              <table:table-cell office:value-type="float" office:value="-31.9375">
                <text:p>-31.9375</text:p>
                <draw:g>
                  <svg:desc>Coordinates.C3:Coordinates.C7</svg:desc>
                </draw:g>
              </table:table-cell>
              <table:table-cell office:value-type="float" office:value="26.375">
                <text:p>26.375</text:p>
                <draw:g>
                  <svg:desc>Coordinates.D8:Coordinates.D12</svg:desc>
                </draw:g>
              </table:table-cell>
              <table:table-cell office:value-type="float" office:value="31.9375">
                <text:p>31.9375</text:p>
                <draw:g>
                  <svg:desc>Coordinates.C8:Coordinates.C12</svg:desc>
                </draw:g>
              </table:table-cell>
              <table:table-cell office:value-type="float" office:value="0">
                <text:p>0</text:p>
                <draw:g>
                  <svg:desc>Coordinates.B20:Coordinates.B26</svg:desc>
                </draw:g>
              </table:table-cell>
              <table:table-cell office:value-type="float" office:value="2.625">
                <text:p>2.625</text:p>
                <draw:g>
                  <svg:desc>Coordinates.A20:Coordinates.A26</svg:desc>
                </draw:g>
              </table:table-cell>
              <table:table-cell office:value-type="float" office:value="0">
                <text:p>0</text:p>
                <draw:g>
                  <svg:desc>Coordinates.B29:Coordinates.B35</svg:desc>
                </draw:g>
              </table:table-cell>
              <table:table-cell office:value-type="float" office:value="2.625">
                <text:p>2.625</text:p>
                <draw:g>
                  <svg:desc>Coordinates.A29:Coordinates.A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6.375">
                <text:p>-26.375</text:p>
              </table:table-cell>
              <table:table-cell office:value-type="float" office:value="31.9375">
                <text:p>31.9375</text:p>
              </table:table-cell>
              <table:table-cell office:value-type="float" office:value="26.375">
                <text:p>26.375</text:p>
              </table:table-cell>
              <table:table-cell office:value-type="float" office:value="-31.9375">
                <text:p>-31.9375</text:p>
              </table:table-cell>
              <table:table-cell office:value-type="float" office:value="-26.375">
                <text:p>-26.375</text:p>
              </table:table-cell>
              <table:table-cell office:value-type="float" office:value="31.9375">
                <text:p>31.9375</text:p>
              </table:table-cell>
              <table:table-cell office:value-type="float" office:value="4.875">
                <text:p>4.875</text:p>
              </table:table-cell>
              <table:table-cell office:value-type="float" office:value="-6.375">
                <text:p>-6.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">
                <text:p>-13</text:p>
              </table:table-cell>
              <table:table-cell office:value-type="float" office:value="-9.75">
                <text:p>-9.75</text:p>
              </table:table-cell>
              <table:table-cell office:value-type="float" office:value="-6.875">
                <text:p>-6.875</text:p>
              </table:table-cell>
              <table:table-cell office:value-type="float" office:value="0.5">
                <text:p>0.5</text:p>
              </table:table-cell>
              <table:table-cell office:value-type="float" office:value="-12.25">
                <text:p>-12.25</text:p>
              </table:table-cell>
              <table:table-cell office:value-type="float" office:value="11">
                <text:p>11</text:p>
              </table:table-cell>
              <table:table-cell office:value-type="float" office:value="26.375">
                <text:p>26.375</text:p>
              </table:table-cell>
              <table:table-cell office:value-type="float" office:value="-31.9375">
                <text:p>-31.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25">
                <text:p>-12.25</text:p>
              </table:table-cell>
              <table:table-cell office:value-type="float" office:value="11">
                <text:p>11</text:p>
              </table:table-cell>
              <table:table-cell office:value-type="float" office:value="4.875">
                <text:p>4.875</text:p>
              </table:table-cell>
              <table:table-cell office:value-type="float" office:value="-6.375">
                <text:p>-6.375</text:p>
              </table:table-cell>
              <table:table-cell office:value-type="float" office:value="-13">
                <text:p>-13</text:p>
              </table:table-cell>
              <table:table-cell office:value-type="float" office:value="-9.75">
                <text:p>-9.75</text:p>
              </table:table-cell>
              <table:table-cell office:value-type="float" office:value="-6.875">
                <text:p>-6.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5">
                <text:p>-9.25</text:p>
              </table:table-cell>
              <table:table-cell office:value-type="float" office:value="-12.125">
                <text:p>-12.125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  <table:table-cell office:value-type="float" office:value="-26.375">
                <text:p>-26.375</text:p>
              </table:table-cell>
              <table:table-cell office:value-type="float" office:value="-31.9375">
                <text:p>-31.9375</text:p>
              </table:table-cell>
              <table:table-cell office:value-type="float" office:value="26.375">
                <text:p>26.375</text:p>
              </table:table-cell>
              <table:table-cell office:value-type="float" office:value="31.9375">
                <text:p>31.9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5">
                <text:p>-9.25</text:p>
              </table:table-cell>
              <table:table-cell office:value-type="float" office:value="-12.125">
                <text:p>-12.125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625">
                <text:p>2.625</text:p>
              </table:table-cell>
              <table:table-cell office:value-type="float" office:value="0">
                <text:p>0</text:p>
              </table:table-cell>
              <table:table-cell office:value-type="float" office:value="2.625">
                <text:p>2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